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2pt" fo:font-weight="normal" officeooo:rsid="00265213" officeooo:paragraph-rsid="00265213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text-position="0% 100%" fo:font-size="12pt" fo:font-weight="normal" officeooo:rsid="0027a547" officeooo:paragraph-rsid="0027a547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text-position="0% 100%" fo:font-size="12pt" fo:font-weight="normal" officeooo:rsid="002972e4" officeooo:paragraph-rsid="002972e4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fo:font-weight="normal" officeooo:rsid="002a8c25" officeooo:paragraph-rsid="002a8c25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fo:font-weight="normal" officeooo:rsid="002c66bf" officeooo:paragraph-rsid="002c66bf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2d8a4f" officeooo:paragraph-rsid="002d8a4f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fo:font-weight="bold" officeooo:rsid="00265213" officeooo:paragraph-rsid="00265213" style:font-size-asian="10.5pt" style:font-weight-asian="bold" style:font-size-complex="12pt" style:font-weight-complex="bold"/>
    </style:style>
    <style:style style:name="P8" style:family="paragraph" style:parent-style-name="Standard">
      <style:text-properties style:text-position="0% 100%" fo:font-size="12pt" fo:font-weight="bold" officeooo:rsid="0027a547" officeooo:paragraph-rsid="0027a547" style:font-size-asian="10.5pt" style:font-weight-asian="bold" style:font-size-complex="12pt" style:font-weight-complex="bold"/>
    </style:style>
    <style:style style:name="P9" style:family="paragraph" style:parent-style-name="Standard">
      <style:text-properties style:text-position="0% 100%" fo:font-size="12pt" fo:font-weight="bold" officeooo:rsid="002972e4" officeooo:paragraph-rsid="002972e4" style:font-size-asian="10.5pt" style:font-weight-asian="bold" style:font-size-complex="12pt" style:font-weight-complex="bold"/>
    </style:style>
    <style:style style:name="P10" style:family="paragraph" style:parent-style-name="Standard">
      <style:text-properties style:text-position="0% 100%" fo:font-size="12pt" fo:font-weight="bold" officeooo:rsid="002a8c25" officeooo:paragraph-rsid="002a8c25" style:font-size-asian="10.5pt" style:font-weight-asian="bold" style:font-size-complex="12pt" style:font-weight-complex="bold"/>
    </style:style>
    <style:style style:name="P11" style:family="paragraph" style:parent-style-name="Standard">
      <style:text-properties style:text-position="0% 100%" fo:font-size="12pt" fo:font-weight="bold" officeooo:rsid="002b2c13" officeooo:paragraph-rsid="002b2c13" style:font-size-asian="10.5pt" style:font-weight-asian="bold" style:font-size-complex="12pt" style:font-weight-complex="bold"/>
    </style:style>
    <style:style style:name="P12" style:family="paragraph" style:parent-style-name="Standard">
      <style:text-properties style:text-position="0% 100%" fo:font-size="12pt" fo:font-weight="bold" officeooo:rsid="002c66bf" officeooo:paragraph-rsid="002c66bf" style:font-size-asian="10.5pt" style:font-weight-asian="bold" style:font-size-complex="12pt" style:font-weight-complex="bold"/>
    </style:style>
    <style:style style:name="P13" style:family="paragraph" style:parent-style-name="Standard">
      <style:text-properties style:text-position="0% 100%" fo:font-size="12pt" fo:font-weight="bold" officeooo:rsid="002d1fff" officeooo:paragraph-rsid="002d1fff" style:font-size-asian="10.5pt" style:font-weight-asian="bold" style:font-size-complex="12pt" style:font-weight-complex="bold"/>
    </style:style>
    <style:style style:name="P14" style:family="paragraph" style:parent-style-name="Standard">
      <style:text-properties style:text-position="0% 100%" fo:font-size="12pt" fo:font-weight="bold" officeooo:rsid="002d8a4f" officeooo:paragraph-rsid="002d8a4f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7a547"/>
    </style:style>
    <style:style style:name="T3" style:family="text">
      <style:text-properties officeooo:rsid="002972e4"/>
    </style:style>
    <style:style style:name="T4" style:family="text">
      <style:text-properties officeooo:rsid="002a8c25"/>
    </style:style>
    <style:style style:name="T5" style:family="text">
      <style:text-properties officeooo:rsid="002b2c13"/>
    </style:style>
    <style:style style:name="T6" style:family="text">
      <style:text-properties officeooo:rsid="002c66bf"/>
    </style:style>
    <style:style style:name="T7" style:family="text">
      <style:text-properties officeooo:rsid="002d1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elcome to the world of the walking dead. Your character’s stats and attributes had been selected for you. Say <text:span text:style-name="T2">character</text:span> screen out loud or mentally to look at it.</text:p>
      <text:p text:style-name="P7"/>
      <text:p text:style-name="P1">Was the words in the screen that greeted me. ‘huh I’m a gamer now. Walking dead.... <text:span text:style-name="T2">nice</text:span> could’ve been <text:span text:style-name="T2">better though</text:span>. This part about my stats and attributes being chosen for me sucks though. Hey game are you responsive to my thoughts?’</text:p>
      <text:p text:style-name="P1"/>
      <text:p text:style-name="P8">Recommended that you check your stats and attributes. You can do this by saying stats or thinking the word character screen very strongly.</text:p>
      <text:p text:style-name="P8"/>
      <text:p text:style-name="P2">‘I’ll take that as a yes then. Later when I level up can I assign stat points and raise each stats through exercising and studying?’</text:p>
      <text:p text:style-name="P2"/>
      <text:p text:style-name="P8">Recommended that you check your stats and attributes. You can do this by saying stats or thinking the word character screen very strongly.</text:p>
      <text:p text:style-name="P8"/>
      <text:p text:style-name="P2">‘okay since the game doesn’t look too responsive I guess I'll just do what it says. <text:span text:style-name="T1">Character screen</text:span>’</text:p>
      <text:p text:style-name="P2"/>
      <text:p text:style-name="P8">N<text:span text:style-name="T4">ame</text:span>: Antonio Miguel <text:span text:style-name="T3">Hernandez Lopez</text:span></text:p>
      <text:p text:style-name="P3"/>
      <text:p text:style-name="P3">I looked at the name. It clearly was a Spanish name it made me panic a little since I was Asian before. </text:p>
      <text:p text:style-name="P3"/>
      <text:p text:style-name="P9">Gamer’s Mind Activated Panic status negated</text:p>
      <text:p text:style-name="P9"/>
      <text:p text:style-name="P3">It forced me to calm down. Getting over the consequences of having a Spanish name I looked at the rest of my Character screen.</text:p>
      <text:p text:style-name="P3"/>
      <text:p text:style-name="P9">A<text:span text:style-name="T4">ge</text:span>: 21</text:p>
      <text:p text:style-name="P9"/>
      <text:p text:style-name="P9">Title/s: The Gamer</text:p>
      <text:p text:style-name="P9"/>
      <text:p text:style-name="P9">LVL: 1</text:p>
      <text:p text:style-name="P9"/>
      <text:p text:style-name="P9">HP: 100</text:p>
      <text:p text:style-name="P9"/>
      <text:p text:style-name="P10">ST: 100</text:p>
      <text:p text:style-name="P9"><text:line-break/>STR: 20</text:p>
      <text:p text:style-name="P9"/>
      <text:p text:style-name="P9"><text:span text:style-name="T4">VIT</text:span>: <text:span text:style-name="T4">20</text:span></text:p>
      <text:p text:style-name="P9"/>
      <text:p text:style-name="P10">END: 20</text:p>
      <text:p text:style-name="P10"/>
      <text:p text:style-name="P10">DEX: 20</text:p>
      <text:p text:style-name="P10"/>
      <text:p text:style-name="P10">INT: 20</text:p>
      <text:p text:style-name="P10"/>
      <text:p text:style-name="P10">WIS: 20</text:p>
      <text:p text:style-name="P10"/>
      <text:p text:style-name="P10"><text:soft-page-break/>LCK: 20</text:p>
      <text:p text:style-name="P10"/>
      <text:p text:style-name="P10">POINTS: 20</text:p>
      <text:p text:style-name="P9"/>
      <text:p text:style-name="P10">Money: $300</text:p>
      <text:p text:style-name="P10"/>
      <text:p text:style-name="P11">INVENTORY[]</text:p>
      <text:p text:style-name="P11"/>
      <text:p text:style-name="P10">ABILITIES[]</text:p>
      <text:p text:style-name="P10"/>
      <text:p text:style-name="P12">PERKS[]</text:p>
      <text:p text:style-name="P12"/>
      <text:p text:style-name="P13">PP</text:p>
      <text:p text:style-name="P10"/>
      <text:p text:style-name="P10">Press the words for an explanation to pop up.</text:p>
      <text:p text:style-name="P10"/>
      <text:p text:style-name="P4">Pressing the HP it showed the explanation for everything. A bit of a lazy design but it’s okay.</text:p>
      <text:p text:style-name="P4"/>
      <text:p text:style-name="P10">HP your health points to increase your HP you have to Equip armour and increase your vitality.</text:p>
      <text:p text:style-name="P10"/>
      <text:p text:style-name="P10">ST abbreviation for stamina to increase stamina y<text:span text:style-name="T5">ou have to increase your endurance.</text:span></text:p>
      <text:p text:style-name="P10"/>
      <text:p text:style-name="P10">STR abbreviation for strength. To increase this you have to do strength exercises. Increasing strength will also increase your body size. Any <text:span text:style-name="T5">items weighing down</text:span> your body will decrease your strength.</text:p>
      <text:p text:style-name="P10"/>
      <text:p text:style-name="P10">VIT abbreviation for vitality. To increase this you have to survive through diseases or get damaged and heal thoroughly.</text:p>
      <text:p text:style-name="P10"/>
      <text:p text:style-name="P10">END abbreviation for endurance. <text:span text:style-name="T5">To increase endurance you have to empty your stamina.</text:span></text:p>
      <text:p text:style-name="P9"/>
      <text:p text:style-name="P11">DEX abbreviation for dexterity. To increase one has to do speed exercises. Any items weighing on the body will decrease DEX.</text:p>
      <text:p text:style-name="P11"/>
      <text:p text:style-name="P11">INT abbreviation for intelligence. To increase intelligence one has to do memorization.</text:p>
      <text:p text:style-name="P11"/>
      <text:p text:style-name="P11">WIS abbreviation for wisdom. To increase wisdom problem solving skills need to be increased.</text:p>
      <text:p text:style-name="P11"/>
      <text:p text:style-name="P11">LCK abbreviation for luck. To increase luck there is no way to increase luck without using <text:s/>points.</text:p>
      <text:p text:style-name="P9"/>
      <text:p text:style-name="P11">Money, any currenc<text:span text:style-name="T6">y once put in your inventory can be used for anything.</text:span></text:p>
      <text:p text:style-name="P11"><text:line-break/><text:span text:style-name="T6">Inventory your pocket dimension that you can store any inanimate thing in. Unlimited space, only items that are smaller than a man and weighs smaller than a man can fit in. Preserves any food put inside.</text:span></text:p>
      <text:p text:style-name="P11"/>
      <text:p text:style-name="P12">Abilities, any skill that you’ve learned. <text:span text:style-name="T7">Unlimited limit. One can gain as many skills they want. All abilities have a maximum level of 100</text:span></text:p>
      <text:p text:style-name="P12"><text:soft-page-break/></text:p>
      <text:p text:style-name="P12">Perk, any bonuses that is not a skill. <text:span text:style-name="T7">Will gain points for perk every ten levels.</text:span></text:p>
      <text:p text:style-name="P12"/>
      <text:p text:style-name="P13">PP abbreviation of perk points.</text:p>
      <text:p text:style-name="P12"/>
      <text:p text:style-name="P5">Overall there was nothing but good new<text:span text:style-name="T7">s in the character screen. I look at the square brackets next to inventory, abilities and perks. Failing to figure what it was he pressed Inventory.</text:span></text:p>
      <text:p text:style-name="P5"/>
      <text:p text:style-name="P13">Inventory</text:p>
      <text:p text:style-name="P13">[</text:p>
      <text:p text:style-name="P13">no items.</text:p>
      <text:p text:style-name="P13">]</text:p>
      <text:p text:style-name="P13"/>
      <text:p text:style-name="P6">Now knowing what the square brackets are for he pressed the little red x in the top right corner.</text:p>
      <text:p text:style-name="P6"/>
      <text:p text:style-name="P14">You are gonna wake up once you exit this notification. The current day is 1 day before out break. You may mentally say exit to exit.</text:p>
      <text:p text:style-name="P14"/>
      <text:p text:style-name="P6">‘<text:span text:style-name="T1">EXIT</text:span>’ I thought then I became aware of my body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54:51.117000000</meta:creation-date>
    <dc:date>2018-11-19T13:06:04.549000000</dc:date>
    <meta:editing-duration>PT43M40S</meta:editing-duration>
    <meta:editing-cycles>7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52" meta:word-count="620" meta:character-count="3500" meta:non-whitespace-character-count="2928"/>
  </office:meta>
</office:document-meta>
</file>